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fo:language="sv" fo:country="SE" officeooo:rsid="0020d811" officeooo:paragraph-rsid="0020d811"/>
    </style:style>
    <style:style style:name="P2" style:family="paragraph" style:parent-style-name="Text_20_body" style:list-style-name="L1">
      <style:text-properties fo:language="sv" fo:country="SE" officeooo:rsid="0020d811" officeooo:paragraph-rsid="0020d811"/>
    </style:style>
    <style:style style:name="P3" style:family="paragraph" style:parent-style-name="Text_20_body">
      <style:text-properties fo:language="sv" fo:country="SE" officeooo:rsid="0021c145" officeooo:paragraph-rsid="0021c145"/>
    </style:style>
    <style:style style:name="P4" style:family="paragraph" style:parent-style-name="Text_20_body" style:list-style-name="L1">
      <style:text-properties fo:language="sv" fo:country="SE" officeooo:rsid="0021c145" officeooo:paragraph-rsid="0021c145"/>
    </style:style>
    <style:style style:name="P5" style:family="paragraph" style:parent-style-name="Text_20_body" style:list-style-name="L2">
      <style:text-properties fo:language="sv" fo:country="SE" officeooo:rsid="0021c145" officeooo:paragraph-rsid="0021c145"/>
    </style:style>
    <style:style style:name="P6" style:family="paragraph" style:parent-style-name="Text_20_body">
      <style:text-properties fo:language="sv" fo:country="SE" officeooo:rsid="00232706" officeooo:paragraph-rsid="00232706"/>
    </style:style>
    <style:style style:name="P7" style:family="paragraph" style:parent-style-name="Text_20_body" style:list-style-name="L3">
      <style:text-properties fo:language="sv" fo:country="SE" officeooo:rsid="00232706" officeooo:paragraph-rsid="00232706"/>
    </style:style>
    <style:style style:name="P8" style:family="paragraph" style:parent-style-name="Text_20_body" style:list-style-name="L4">
      <style:text-properties fo:language="sv" fo:country="SE" officeooo:rsid="00232706" officeooo:paragraph-rsid="00232706"/>
    </style:style>
    <style:style style:name="P9" style:family="paragraph" style:parent-style-name="Text_20_body">
      <style:text-properties fo:language="sv" fo:country="SE" officeooo:rsid="00237b9b" officeooo:paragraph-rsid="00237b9b"/>
    </style:style>
    <style:style style:name="P10" style:family="paragraph" style:parent-style-name="Title">
      <style:text-properties fo:language="sv" fo:country="SE" officeooo:rsid="001f4df4" officeooo:paragraph-rsid="001f4df4"/>
    </style:style>
    <style:style style:name="P11" style:family="paragraph" style:parent-style-name="Heading_20_1">
      <style:text-properties fo:language="sv" fo:country="SE" officeooo:rsid="0020d811" officeooo:paragraph-rsid="0020d811"/>
    </style:style>
    <style:style style:name="P12" style:family="paragraph" style:parent-style-name="Heading_20_2">
      <style:text-properties fo:language="sv" fo:country="SE"/>
    </style:style>
    <style:style style:name="T1" style:family="text">
      <style:text-properties officeooo:rsid="0021c145"/>
    </style:style>
    <style:style style:name="T2" style:family="text">
      <style:text-properties officeooo:rsid="00237b9b"/>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Beskrivning av egen lösning</text:p>
      <text:h text:style-name="P11" text:outline-level="1">Programmets funktion</text:h>
      <text:p text:style-name="P1">Jag har skrivit ett enkelt program <text:span text:style-name="T1">som ska likna en bank med följande funktioner:</text:span></text:p>
      <text:list xml:id="list3574184795" text:style-name="L1">
        <text:list-item>
          <text:p text:style-name="P2"><text:span text:style-name="T1">Lägg till, visa och ta bort kunder</text:span></text:p>
        </text:list-item>
        <text:list-item>
          <text:p text:style-name="P4">Göra transaktioner dvs. insättningar och uttag</text:p>
        </text:list-item>
        <text:list-item>
          <text:p text:style-name="P4">Spara alla transaktioner och printa hela listan</text:p>
        </text:list-item>
      </text:list>
      <text:h text:style-name="Heading_20_2" text:outline-level="2">Kunder</text:h>
      <text:p text:style-name="P6">Man kan lägga till nya kunder och ta bort dem samt även skriva ut en lista med alla kunder. Samma funktionalitet finns för både vanliga och vipkunder. Jag har även lagt in funktionalitet för att kunna importera 3 kunder av varje typ med satta värden.</text:p>
      <text:h text:style-name="Heading_20_2" text:outline-level="2">Transaktioner</text:h>
      <text:p text:style-name="P6">Här fin möjlighet att göra transaktioner <text:span text:style-name="T2">av typen insättning eller uttag</text:span>, jag valde att använda mig av bara heltal. <text:span text:style-name="T2">Det finns metoder som kollar att du inte kan ta ut för mycket pengar och om du är vip så att du inte kan passera din inlagda kreditlimit.</text:span></text:p>
      <text:h text:style-name="Heading_20_2" text:outline-level="2">Visa transaktioner</text:h>
      <text:p text:style-name="P9">Skriver ut alla transaktioner som finns lagrade i systemet till konsolen.</text:p>
      <text:h text:style-name="Heading_20_2" text:outline-level="2">Kontotyper</text:h>
      <text:p text:style-name="P3">Det finns två olika kontotyper:</text:p>
      <text:list xml:id="list29151411" text:style-name="L2">
        <text:list-item>
          <text:p text:style-name="P5">vanlig (Regular) </text:p>
        </text:list-item>
        <text:list-item>
          <text:p text:style-name="P5">Vip (har kredit som sätts vid skapande av kund)</text:p>
        </text:list-item>
      </text:list>
      <text:p text:style-name="P3">Jag skiljer dem åt med en boolean kalla ”vip”, false för vanlig kund och true för vipkund.</text:p>
      <text:p text:style-name="P6">Vanliga kunder skapas med klassen Account och innehåller:</text:p>
      <text:list xml:id="list3880857331" text:style-name="L3">
        <text:list-item>
          <text:p text:style-name="P7">Namn på kund</text:p>
        </text:list-item>
        <text:list-item>
          <text:p text:style-name="P7">Deras balans/saldo</text:p>
        </text:list-item>
        <text:list-item>
          <text:p text:style-name="P7">Vipstatus</text:p>
        </text:list-item>
      </text:list>
      <text:p text:style-name="P6">Vipkunder <text:s/>skapad med klassen AccountVip som bygger ut Account och innehåller förutom innehållet från Account även:</text:p>
      <text:list xml:id="list208934482" text:style-name="L4">
        <text:list-item>
          <text:p text:style-name="P8">Kreditlimit</text:p>
        </text:list-item>
      </text:list>
      <text:h text:style-name="Heading_20_2" text:outline-level="2"><text:soft-page-break/>Lagra data</text:h>
      <text:p text:style-name="P3">Data sparas just nu i tre separata ArrayLists, ”customers, customersVip och transactions”.</text:p>
      <text:p text:style-name="P6">Alla kunder utan kredit lagras i ”customers” medans vipkunder lagras i ”customersVip”. När en transaktion sker så uppdateras balansen på det aktuella kontot och transaktionen läggs automatiskt till i transaktionslistan med namn och transaktionssumman.</text:p>
      <text:h text:style-name="P12" text:outline-level="2">Den egna funktionen</text:h>
      <text:p text:style-name="P9">Att lagra alla transaktioner som sker är den egna funktionen i uppgiften. Samtidigt som transaktioner körs så körs även en extra funktion som lagrar in den aktuella informationen i en egen ArrayList. Denna kan jag sedan skriva ut till Konsolen.</text:p>
      <text:p text:style-name="P9">För att hålla det enkelt så lagrar jag bara namnet på den kund som gjort transaktionen och vilken summa som den valt att överföra. Misslyckade transaktioner lagras ej då det inte påverka saldot på berört konto.</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09T12:24:34.969288685</meta:creation-date>
    <dc:date>2019-04-09T13:06:19.472537271</dc:date>
    <meta:editing-duration>PT4M48S</meta:editing-duration>
    <meta:editing-cycles>3</meta:editing-cycles>
    <meta:generator>LibreOffice/6.1.5.2$Linux_X86_64 LibreOffice_project/10$Build-2</meta:generator>
    <meta:document-statistic meta:table-count="0" meta:image-count="0" meta:object-count="0" meta:page-count="2" meta:paragraph-count="29" meta:word-count="348" meta:character-count="2118" meta:non-whitespace-character-count="1806"/>
  </office:meta>
</office:document-meta>
</file>